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0f0d" officeooo:paragraph-rsid="00030f0d"/>
    </style:style>
    <style:style style:name="P2" style:family="paragraph" style:parent-style-name="Standard">
      <style:text-properties officeooo:rsid="00030f0d" officeooo:paragraph-rsid="00030f0d"/>
    </style:style>
    <style:style style:name="P3" style:family="paragraph" style:parent-style-name="Standard" style:list-style-name="L1">
      <style:text-properties officeooo:rsid="00030f0d" officeooo:paragraph-rsid="00030f0d"/>
    </style:style>
    <style:style style:name="P4" style:family="paragraph" style:parent-style-name="Standard" style:list-style-name="L3">
      <style:text-properties officeooo:rsid="00030f0d" officeooo:paragraph-rsid="00030f0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0f0d" officeooo:paragraph-rsid="00030f0d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text-properties officeooo:paragraph-rsid="00030f0d"/>
    </style:style>
    <style:style style:name="P7" style:family="paragraph" style:parent-style-name="Standard" style:list-style-name="L2">
      <style:text-properties officeooo:paragraph-rsid="00030f0d"/>
    </style:style>
    <style:style style:name="P8" style:family="paragraph" style:parent-style-name="Standard">
      <style:text-properties officeooo:rsid="0003b77a" officeooo:paragraph-rsid="00030f0d"/>
    </style:style>
    <style:style style:name="P9" style:family="paragraph" style:parent-style-name="Standard">
      <style:text-properties officeooo:rsid="0003b77a" officeooo:paragraph-rsid="0003b77a"/>
    </style:style>
    <style:style style:name="P10" style:family="paragraph" style:parent-style-name="Standard" style:list-style-name="L1">
      <style:text-properties officeooo:rsid="0003b77a" officeooo:paragraph-rsid="0003b77a"/>
    </style:style>
    <style:style style:name="P11" style:family="paragraph" style:parent-style-name="Standard" style:list-style-name="L5">
      <style:text-properties officeooo:rsid="00058de1" officeooo:paragraph-rsid="00058de1"/>
    </style:style>
    <style:style style:name="P12" style:family="paragraph" style:parent-style-name="Standard">
      <style:text-properties officeooo:paragraph-rsid="00058de1"/>
    </style:style>
    <style:style style:name="P13" style:family="paragraph" style:parent-style-name="Standard" style:list-style-name="L5">
      <style:text-properties officeooo:paragraph-rsid="00058de1"/>
    </style:style>
    <style:style style:name="P14" style:family="paragraph" style:parent-style-name="Standard" style:list-style-name="L5">
      <style:text-properties officeooo:paragraph-rsid="00065f0e"/>
    </style:style>
    <style:style style:name="P15" style:family="paragraph" style:parent-style-name="Standard" style:list-style-name="L5">
      <style:text-properties officeooo:rsid="0005d162" officeooo:paragraph-rsid="0005d162"/>
    </style:style>
    <style:style style:name="P16" style:family="paragraph" style:parent-style-name="Standard" style:list-style-name="L5">
      <style:text-properties officeooo:rsid="00065f0e" officeooo:paragraph-rsid="00065f0e"/>
    </style:style>
    <style:style style:name="P17" style:family="paragraph" style:parent-style-name="Standard">
      <style:paragraph-properties fo:break-before="page"/>
      <style:text-properties officeooo:rsid="0003b77a" officeooo:paragraph-rsid="0003b77a"/>
    </style:style>
    <style:style style:name="T1" style:family="text">
      <style:text-properties officeooo:rsid="00030f0d"/>
    </style:style>
    <style:style style:name="T2" style:family="text">
      <style:text-properties officeooo:rsid="0003b77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8de1"/>
    </style:style>
    <style:style style:name="T5" style:family="text">
      <style:text-properties officeooo:rsid="0005d162"/>
    </style:style>
    <style:style style:name="T6" style:family="text">
      <style:text-properties officeooo:rsid="00065f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’<text:span text:style-name="T2">H</text:span>omme est-il naturellement sociable ?</text:p>
      <text:p text:style-name="P8"/>
      <text:p text:style-name="P8"/>
      <text:p text:style-name="P9">Définitions :</text:p>
      <text:list xml:id="list7213182238558754755" text:style-name="L1">
        <text:list-item>
          <text:p text:style-name="P10">L’Homme → L’Homme en général (on exclut les extravertis et les introvertis)</text:p>
        </text:list-item>
        <text:list-item>
          <text:p text:style-name="P6"><text:span text:style-name="T1">Sociable = Apte à vivre en société</text:span></text:p>
        </text:list-item>
        <text:list-item>
          <text:p text:style-name="P3">Naturellement = Conforme à sa nature</text:p>
          <text:p text:style-name="P3"/>
        </text:list-item>
        <text:list-item>
          <text:p text:style-name="P3">Société</text:p>
          <text:list>
            <text:list-item>
              <text:p text:style-name="P3">On peut définir la société comme un regroupement d’individualités structuré par des liens de dépendances réciproques</text:p>
            </text:list-item>
            <text:list-item>
              <text:p text:style-name="P3">Les sociétés humaines, contrairement aux sociétés animales, sont dotées d’un grand dynamisme, d’une forte capacité de changement, et sont régies par des institutions</text:p>
            </text:list-item>
          </text:list>
        </text:list-item>
      </text:list>
      <text:p text:style-name="P2"/>
      <text:p text:style-name="P2">Problématique :</text:p>
      <text:list xml:id="list1999321714406112320" text:style-name="L2">
        <text:list-header>
          <text:p text:style-name="P7"><text:span text:style-name="T1">D’un coté, on peut penser que l’Homme est naturellement sociable parce qu’il a toujours vécu en société, et il paraîtrait curieux qu’une telle constante soit contraire à sa nature. </text:span></text:p>
          <text:p text:style-name="P7"><text:span text:style-name="T1">D’un autre coté, on peut penser qu’il ne l’est pas parce qu’il présente de fortes tendances anti-sociables (isolements, séparations, conflits, etc...).</text:span></text:p>
        </text:list-header>
      </text:list>
      <text:p text:style-name="P2"/>
      <text:p text:style-name="P2">Les enjeux vont changer la façon de concevoir la bonne société</text:p>
      <text:list xml:id="list6093143466132883271" text:style-name="L3">
        <text:list-header>
          <text:p text:style-name="P4">Si l’<text:span text:style-name="T2">H</text:span>omme est naturellement sociable, alors la bonne société est celle qui va resserrer les liens des hommes entre eux.</text:p>
          <text:p text:style-name="P4">Si l’<text:span text:style-name="T2">H</text:span>omme est par nature plutôt isolée que sociable, alors la bonne société est celle qui va reproduire ces conditions d’indépendances.</text:p>
        </text:list-header>
      </text:list>
      <text:p text:style-name="P2"/>
      <text:p text:style-name="P2"/>
      <text:p text:style-name="P2"/>
      <text:p text:style-name="P9"/>
      <text:p text:style-name="P17">Aristote, <text:span text:style-name="T3">Politique</text:span>, livre I, chap. II (extrait)</text:p>
      <text:p text:style-name="P9"/>
      <text:p text:style-name="P12"><text:span text:style-name="T4">Deux thèses principales :</text:span></text:p>
      <text:list xml:id="list1346634564446518156" text:style-name="L5">
        <text:list-item>
          <text:p text:style-name="P13"><text:span text:style-name="T4">La cité est naturelle</text:span></text:p>
          <text:list>
            <text:list-item>
              <text:p text:style-name="P13"><text:span text:style-name="T4">Aristote nous donne un critère de la cité :</text:span></text:p>
              <text:list>
                <text:list-item>
                  <text:p text:style-name="P13"><text:span text:style-name="T4">On a une cité à partir du moment où elle atteint l’autarcie</text:span></text:p>
                  <text:list>
                    <text:list-header>
                      <text:p text:style-name="P11">= une cité auto-suffisante</text:p>
                    </text:list-header>
                  </text:list>
                  <text:p text:style-name="P11">La raison d’être d’une cité est la vie bonne, la vie heureuse</text:p>
                </text:list-item>
              </text:list>
            </text:list-item>
            <text:list-item>
              <text:p text:style-name="P11">Il y a <text:span text:style-name="T5">2</text:span> communautés importantes avant la cité :</text:p>
              <text:list>
                <text:list-item>
                  <text:p text:style-name="P11">La communauté domestique, structurée par 3 types de relations :</text:p>
                  <text:list>
                    <text:list-item>
                      <text:p text:style-name="P11">La relation conjugale entre le mari et la femme</text:p>
                      <text:list>
                        <text:list-item>
                          <text:p text:style-name="P13"><text:span text:style-name="T4">Ordonnée à la procréation et à la satisfaction de l’ensemble des besoins du mari et de la femme</text:span></text:p>
                        </text:list-item>
                      </text:list>
                    </text:list-item>
                    <text:list-item>
                      <text:p text:style-name="P11">La relation du maître et de l’esclave</text:p>
                      <text:list>
                        <text:list-item>
                          <text:p text:style-name="P11">Ordonnée à la satisfaction des besoins immédiats</text:p>
                        </text:list-item>
                      </text:list>
                    </text:list-item>
                    <text:list-item>
                      <text:p text:style-name="P15">La relation du père et de l’enfant</text:p>
                      <text:list>
                        <text:list-item>
                          <text:p text:style-name="P15">Ordonnée à l’éducation</text:p>
                        </text:list-item>
                      </text:list>
                    </text:list-item>
                  </text:list>
                </text:list-item>
                <text:list-item>
                  <text:p text:style-name="P15">Le village</text:p>
                  <text:list>
                    <text:list-item>
                      <text:p text:style-name="P15">Fonctions religieuses</text:p>
                    </text:list-item>
                    <text:list-item>
                      <text:p text:style-name="P15">Fonctions de la justice</text:p>
                    </text:list-item>
                  </text:list>
                </text:list-item>
                <text:list-item>
                  <text:p text:style-name="P15">La cité</text:p>
                  <text:list>
                    <text:list-item>
                      <text:p text:style-name="P15">La plus petite communauté qui suffit à pourvoir tous les besoins de ses membres</text:p>
                    </text:list-item>
                  </text:list>
                </text:list-item>
              </text:list>
              <text:p text:style-name="P15">Chaque communauté est la fin de la communauté antérieure</text:p>
            </text:list-item>
            <text:list-item>
              <text:p text:style-name="P15">« Car elle est leur fin, et la nature est fin »</text:p>
              <text:list>
                <text:list-item>
                  <text:p text:style-name="P14"><text:span text:style-name="T6">La nature d’un être apparaît au terme de son développement, et non pas nécessairement au début</text:span></text:p>
                </text:list-item>
                <text:list-item>
                  <text:p text:style-name="P16">La nature, selon Aristote, est ce qui est conforme aux tendances humaines</text:p>
                </text:list-item>
                <text:list-item>
                  <text:p text:style-name="P16"/>
                </text:list-item>
              </text:list>
            </text:list-item>
          </text:list>
          <text:p text:style-name="P15"/>
        </text:list-item>
        <text:list-item>
          <text:p text:style-name="P13"><text:span text:style-name="T4">L’être humain est par nature un animal politiqu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0f0d" officeooo:paragraph-rsid="00030f0d"/>
    </style:style>
    <style:style style:name="MT1" style:family="text">
      <style:text-properties officeooo:rsid="0003b7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osophie<text:tab/><text:tab/>L’<text:span text:style-name="MT1">H</text:span>omme est-il naturellement sociable ?</text:p>
      </style:header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8:21:50.089000000</meta:creation-date>
    <dc:date>2019-01-28T09:11:30.381000000</dc:date>
    <meta:editing-duration>PT18M27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3" meta:word-count="422" meta:character-count="2378" meta:non-whitespace-character-count="2029"/>
  </office:meta>
</office:document-meta>
</file>